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7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rmale">
      <style:text-properties officeooo:paragraph-rsid="00062631"/>
    </style:style>
    <style:style style:name="P13" style:family="paragraph" style:parent-style-name="Normale">
      <style:text-properties style:font-name="Carlito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No_20_Spacing">
      <style:text-properties style:font-name="Carlito" officeooo:paragraph-rsid="004f6695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Header">
      <style:text-properties style:font-name="Arial" fo:font-size="8pt" officeooo:rsid="000d9e36" officeooo:paragraph-rsid="00543f9f" style:font-size-asian="8pt" style:font-size-complex="8pt"/>
    </style:style>
    <style:style style:name="P73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4" style:family="paragraph" style:parent-style-name="Header">
      <style:text-properties style:text-position="0% 100%" style:font-name="Carlito" fo:font-size="7pt" fo:font-style="italic" fo:font-weight="bold" officeooo:rsid="00391201" officeooo:paragraph-rsid="00543f9f" style:font-size-asian="7pt" style:font-style-asian="italic" style:font-weight-asian="bold" style:font-name-complex="Arial" style:font-size-complex="7pt" style:font-style-complex="italic" style:font-weight-complex="bold"/>
    </style:style>
    <style:style style:name="P75" style:family="paragraph" style:parent-style-name="Header">
      <style:text-properties officeooo:paragraph-rsid="00543f9f"/>
    </style:style>
    <style:style style:name="P76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199c"/>
    </style:style>
    <style:style style:name="T17" style:family="text">
      <style:text-properties officeooo:rsid="000eec7e"/>
    </style:style>
    <style:style style:name="T18" style:family="text">
      <style:text-properties officeooo:rsid="0020982c"/>
    </style:style>
    <style:style style:name="T19" style:family="text">
      <style:text-properties officeooo:rsid="00076d8b"/>
    </style:style>
    <style:style style:name="T20" style:family="text">
      <style:text-properties fo:font-style="normal" fo:font-weight="normal" style:font-style-asian="normal" style:font-style-complex="normal"/>
    </style:style>
    <style:style style:name="T21" style:family="text">
      <style:text-properties style:font-name="Arial" fo:font-size="8pt" officeooo:rsid="000d9e36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mpany.name" text:name="py3o.company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76"/>
      <text:p text:style-name="P13">Ns. Rif. <text:placeholder text:placeholder-type="text">&lt;o.name or ''&gt;</text:placeholder></text:p>
      <text:p text:style-name="P13">Perugia, <text:placeholder text:placeholder-type="text">&lt;formatLang(o.date_order,date=True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20"><text:placeholder text:placeholder-type="text">&lt;o.partner_id.name or ''&gt;</text:placeholder></text:p>
            <text:p text:style-name="P15"><text:span text:style-name="T15"><text:placeholder text:placeholder-type="text">&lt;o.partner_id.street or ''&gt;</text:placeholder></text:span><text:placeholder text:placeholder-type="text">&lt;o.partner_id.street2 or ''&gt;</text:placeholder></text:p>
            <text:p text:style-name="P15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15"><text:tab/><text:tab/><text:tab/><text:tab/><text:tab/><text:tab/><text:tab/><text:tab/><text:tab/></text:p>
      <text:p text:style-name="P67"/>
      <text:p text:style-name="P18"><text:span text:style-name="T13">Oggetto: </text:span><text:span text:style-name="T13"><text:placeholder text:placeholder-type="text">&lt;o.additional_text_1 or 'Proposta commerciale'&gt;</text:placeholder></text:span></text:p>
      <text:p text:style-name="P17"><text:placeholder text:placeholder-type="text">&lt;o.additional_text_2 or ''&gt;</text:placeholder></text:p>
      <text:p text:style-name="P16"/>
      <text:p text:style-name="P19"><text:soft-page-break/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7">UNIT.</text:span></text:p>
          </table:table-cell>
          <table:table-cell table:style-name="Tabella5.A1" office:value-type="string">
            <text:p text:style-name="P32">SC<text:span text:style-name="T17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line.name or ''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1">Totale <text:span text:style-name="T18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18">preventivo</text:span> <text:span text:style-name="T16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soft-page-break/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17">UNIT.</text:span></text:p>
          </table:table-cell>
          <table:table-cell table:style-name="Tabella6.A1" office:value-type="string">
            <text:p text:style-name="P33">SC<text:span text:style-name="T17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6"/>
          </table:table-cell>
          <table:table-cell table:style-name="Tabella6.G5" office:value-type="string">
            <text:p text:style-name="P16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oft-page-break/><text:span text:style-name="T20"><text:placeholder text:placeholder-type="text">&lt;if test="o.note"&gt;</text:placeholder></text:span><text:span text:style-name="T14"><text:placeholder text:placeholder-type="text">&lt;o.note&gt;</text:placeholder></text:span><text:span text:style-name="T20"><text:placeholder text:placeholder-type="text">&lt;/if&gt;</text:placeholder></text:span></text:p>
      <text:p text:style-name="P45">Pagamento: <text:span text:style-name="T19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placeholder text:placeholder-type="text">&lt;if test="o.additional_text_3"&gt;</text:placeholder></text:p>
      <text:p text:style-name="P48">Limitazioni e/o note aggiuntive alla presente proposta commerciale</text:p>
      <text:p text:style-name="P47"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0"><text:tab/><text:tab/><text:tab/><text:tab/></text:p>
      <text:p text:style-name="P49"/>
      <text:p text:style-name="P14"><text:span text:style-name="Teletype"><text:span text:style-name="T9"/></text:span></text:p>
      <text:p text:style-name="P12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officeooo:paragraph-rsid="00543f9f"/>
    </style:style>
    <style:style style:name="MP7" style:family="paragraph" style:parent-style-name="Header">
      <style:text-properties style:font-name="Arial" fo:font-size="8pt" officeooo:rsid="000d9e36" officeooo:paragraph-rsid="00543f9f" style:font-size-asian="8pt" style:font-size-complex="8pt"/>
    </style:style>
    <style:style style:name="MP8" style:family="paragraph" style:parent-style-name="Header">
      <style:text-properties style:text-position="0% 100%" style:font-name="Carlito" fo:font-size="7pt" fo:font-style="italic" fo:font-weight="bold" officeooo:rsid="00391201" officeooo:paragraph-rsid="00543f9f" style:font-size-asian="7pt" style:font-style-asian="italic" style:font-weight-asian="bold" style:font-name-complex="Arial" style:font-size-complex="7pt" style:font-style-complex="italic" style:font-weight-complex="bold"/>
    </style:style>
    <style:style style:name="MP9" style:family="paragraph" style:parent-style-name="Header">
      <style:text-properties style:text-position="0% 100%"/>
    </style:style>
    <style:style style:name="MP10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11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3" style:family="paragraph" style:parent-style-name="Footer">
      <style:text-properties officeooo:paragraph-rsid="004c5054"/>
    </style:style>
    <style:style style:name="MP14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5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/>
    <style:style style:name="MT5" style:family="text">
      <style:text-properties style:font-name="Arial" fo:font-size="8pt" officeooo:rsid="000d9e36" style:font-size-asian="8pt" style:font-size-complex="8pt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4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9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CompanyStreet">py3o.company.partner_id.street</text:user-field-get></text:span><text:span text:style-name="MT2"> - </text:span><text:span text:style-name="MT2"><text:user-field-get text:name="CompanyZip">py3o.company.partner_id.zip</text:user-field-get></text:span><text:span text:style-name="MT2"> - </text:span><text:span text:style-name="MT2"><text:user-field-get text:name="CompanyCity">py3o.company.partner_id.city</text:user-field-get></text:span></text:p>
              <text:p text:style-name="MP4">Tel +39<text:user-field-get text:name="CompanyPhone">py3o.company.partner_id.phone</text:user-field-get> - Fax +39<text:user-field-get text:name="CompanyFax">py3o.company.partner_id.phone</text:user-field-get></text:p>
              <text:p text:style-name="MP5">P<text:span text:style-name="MT3">artita </text:span>Iva <text:user-field-get text:name="CompanyVat">py3o.company.partner_id.vat</text:user-field-get></text:p>
              <text:p text:style-name="MP6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7"><text:user-field-get text:name="py3o.hline">Header Line</text:user-field-get></text:p>
              <text:p text:style-name="MP8"><text:a xlink:type="simple" xlink:href="py3o:///for" text:style-name="Internet_20_link" text:visited-style-name="Visited_20_Internet_20_Link"><text:span text:style-name="MT5">/for</text:span></text:a></text:p>
              <text:p text:style-name="MP9"/>
            </table:table-cell>
          </table:table-row>
        </table:table>
        <text:p text:style-name="MP10"><text:span text:style-name="MT6"><text:placeholder text:placeholder-type="text">&lt;o.name or ''&gt;</text:placeholder></text:span><text:span text:style-name="MT6"> - Pagina </text:span><text:page-number text:select-page="current">5</text:page-number> <text:span text:style-name="MT6">di </text:span><text:page-count>5</text:page-count></text:p>
        <text:p text:style-name="MP11"/>
      </style:header>
      <style:footer>
        <text:p text:style-name="MP11"/>
        <text:p text:style-name="MP11"><text:span text:style-name="MT6"><text:placeholder text:placeholder-type="text">&lt;o.name or ''&gt;</text:placeholder></text:span><text:span text:style-name="MT6"> - Pagina </text:span><text:page-number text:select-page="current">5</text:page-number> <text:span text:style-name="MT6">di </text:span><text:page-count>5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2">Iscrizione Registro Imprese di Perugia Nr <text:span text:style-name="MT7"><text:placeholder text:placeholder-type="text">&lt;company.partner_id.rea_code&gt;</text:placeholder></text:span></text:p>
              <text:p text:style-name="MP13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4">Tel:<text:tab/>+39<text:span text:style-name="MT11"><text:placeholder text:placeholder-type="text">&lt;company.partner_id.phone&gt;</text:placeholder></text:span></text:p>
              <text:p text:style-name="MP15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5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08:26:30.487000000</dc:date>
    <meta:print-date>2015-10-01T17:14:00Z</meta:print-date>
    <meta:editing-cycles>76</meta:editing-cycles>
    <meta:editing-duration>PT15H9M49S</meta:editing-duration>
    <meta:document-statistic meta:table-count="7" meta:image-count="0" meta:object-count="0" meta:page-count="5" meta:paragraph-count="82" meta:word-count="255" meta:character-count="2846" meta:non-whitespace-character-count="2640"/>
    <meta:template xlink:type="simple" xlink:actuate="onRequest" xlink:title="" xlink:href="Normal"/>
  </office:meta>
</office:document-meta>
</file>